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1B400000455177AAB9A.png"/>
  <manifest:file-entry manifest:media-type="image/png" manifest:full-path="Pictures/10000201000002310000005E48198C7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language="zxx" fo:country="none" style:language-asian="zxx" style:country-asian="none"/>
    </style:style>
    <style:style style:name="P7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fo:line-height="100%"/>
      <style:text-properties style:font-name="Arial" fo:font-size="9pt" fo:font-weight="bold" style:font-size-asian="9pt" style:font-weight-asian="bold" style:font-name-complex="Arial" style:font-size-complex="9pt"/>
    </style:style>
    <style:style style:name="P13" style:family="paragraph" style:parent-style-name="Standard" style:master-page-name="Standard">
      <style:paragraph-properties fo:margin-left="0.25cm" fo:margin-right="0cm" fo:margin-top="0cm" fo:margin-bottom="0cm" fo:line-height="100%" fo:text-indent="0cm" style:auto-text-indent="false" style:page-number="auto"/>
      <style:text-properties fo:language="zxx" fo:country="none" style:language-asian="zxx" style:country-asian="none"/>
    </style:style>
    <style:style style:name="P14" style:family="paragraph">
      <style:paragraph-properties fo:margin-top="0cm" fo:margin-bottom="0cm" fo:line-height="100%" style:writing-mode="lr-tb"/>
    </style:style>
    <style:style style:name="P15" style:family="paragraph">
      <style:paragraph-properties style:writing-mode="lr-tb"/>
    </style:style>
    <style:style style:name="T1" style:family="text">
      <style:text-properties style:font-name-complex="Calibri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5" style:family="text">
      <style:text-properties style:use-window-font-color="true" style:font-name="Arial" fo:font-size="9pt" fo:language="de" fo:country="CH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T6" style:family="text">
      <style:text-properties style:use-window-font-color="true" style:font-name="Arial" fo:font-size="9pt" fo:language="fr" fo:country="CH" style:font-name-asian="Calibri" style:font-size-asian="9pt" style:font-name-complex="Arial" style:font-size-complex="9pt" style:language-complex="ar" style:country-complex="SA"/>
    </style:style>
    <style:style style:name="T7" style:family="text">
      <style:text-properties style:use-window-font-color="true" style:font-name="Arial" fo:font-size="9pt" fo:language="de" fo:country="CH" style:font-name-asian="Calibri" style:font-size-asian="9pt" style:font-name-complex="Arial" style:font-size-complex="9pt" style:language-complex="ar" style:country-complex="SA"/>
    </style:style>
    <style:style style:name="T8" style:family="text">
      <style:text-properties style:use-window-font-color="true" style:font-name="Arial" fo:font-size="9pt" fo:language="zxx" fo:country="none" style:font-name-asian="Calibri" style:font-size-asian="9pt" style:language-asian="zxx" style:country-asian="none" style:font-name-complex="Arial" style:font-size-complex="9pt" style:language-complex="ar" style:country-complex="SA"/>
    </style:style>
    <style:style style:name="T9" style:family="text">
      <style:text-properties style:use-window-font-color="true" style:font-name="Arial" fo:font-size="7pt" fo:language="en" fo:country="US" style:font-name-asian="Calibri" style:font-size-asian="7pt" style:font-name-complex="Arial" style:font-size-complex="7pt" style:language-complex="ar" style:country-complex="SA"/>
    </style:style>
    <style:style style:name="T10" style:family="text">
      <style:text-properties style:use-window-font-color="true" style:font-name="Arial" fo:font-size="9pt" fo:language="en" fo:country="US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2f2f2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26cm" svg:stroke-color="#f2f2f2" draw:stroke-linejoin="miter" draw:fill="solid" draw:fill-color="#f2f2f2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f2f2f2" draw:stroke-linejoin="miter" draw:fill="solid" draw:fill-color="#f2f2f2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char" svg:x="1.61cm" svg:y="-4.157cm" svg:width="17.42cm" svg:height="3.57cm" draw:z-index="8"><draw:text-box><text:p text:style-name="P9">Programmierung einer Auswertsoftware für RNA-seq Daten</text:p><text:p text:style-name="P4"/><text:p text:style-name="P10">Patrick Pfeifer</text:p><text:p text:style-name="P4"/><text:p text:style-name="P3"><text:span text:style-name="T3">Life Science Technologies,</text:span><text:span text:style-name="T4"> Biomedizinische Informatik</text:span></text:p><text:p text:style-name="P4"/><text:p text:style-name="P11">Prof. Dr. Lipps, FHNW</text:p></draw:text-box></draw:frame><draw:frame draw:style-name="fr2" draw:name="Frame2" text:anchor-type="as-char" svg:y="-0.012cm" svg:width="19.027cm" svg:height="2.805cm" draw:z-index="7"><draw:text-box><text:p text:style-name="P5">KURZZUSAMMENFASSUNG</text:p><text:p text:style-name="P5"/><text:p text:style-name="P5">Lorem ipsum dolor sit amet...</text:p></draw:text-box></draw:frame></text:p>
      <text:p text:style-name="P7"/>
      <text:p text:style-name="P6"><draw:g text:anchor-type="as-char" svg:y="0cm" draw:z-index="0" draw:name="Gruppieren 2" draw:style-name="gr1"><draw:frame draw:style-name="gr2" draw:text-style-name="P14" svg:width="9.535cm" svg:height="3.641cm" svg:x="0cm" svg:y="0cm"><draw:text-box><text:p text:style-name="P14"><text:span text:style-name="T5">EINLEITUNG</text:span></text:p><text:p text:style-name="P14"><text:span text:style-name="T6"/></text:p><text:p text:style-name="P14"><text:span text:style-name="T7">Lorem ipsum dolor sit amet...</text:span></text:p></draw:text-box></draw:frame><draw:frame draw:style-name="gr3" draw:text-style-name="P15" svg:width="9.513cm" svg:height="3.641cm" svg:x="9.513cm" svg:y="0cm"><draw:text-box><text:p/></draw:text-box></draw:frame></draw:g></text:p>
      <text:p text:style-name="P7"/>
      <text:p text:style-name="P6"><draw:g text:anchor-type="as-char" svg:y="-5.553cm" draw:z-index="1" draw:name="Gruppieren 10" draw:style-name="gr1"><draw:frame draw:style-name="gr2" draw:text-style-name="P14" svg:width="9.667cm" svg:height="9.921cm" svg:x="0cm" svg:y="0cm"><draw:text-box><text:p text:style-name="P14"><text:span text:style-name="T5">RESULTATE</text:span></text:p><text:p text:style-name="P14"><text:span text:style-name="T5"/></text:p><text:p text:style-name="P14"><text:span text:style-name="T5"/></text:p><text:p text:style-name="P14"><text:span text:style-name="T5"/></text:p><text:p text:style-name="P14"><text:span text:style-name="T7">Lorem ipsum dolor sit amet...</text:span></text:p><text:p text:style-name="P14"><text:span text:style-name="T8"/></text:p><text:p text:style-name="P14"><text:span text:style-name="T8"/></text:p><text:p text:style-name="P14"><text:span text:style-name="T8"/></text:p><text:p text:style-name="P14"><text:span text:style-name="T8"/></text:p><text:p text:style-name="P14"><text:span text:style-name="T8"/></text:p><text:p text:style-name="P14"><text:span text:style-name="T9">Abb. 1: Screenshot</text:span></text:p><text:p text:style-name="P14"><text:span text:style-name="T7"/></text:p><text:p text:style-name="P14"><text:span text:style-name="T7"/></text:p><text:p text:style-name="P14"><text:span text:style-name="T7"/></text:p><text:p text:style-name="P14"><text:span text:style-name="T7"/></text:p><text:p text:style-name="P14"><text:span text:style-name="T7"/></text:p></draw:text-box></draw:frame><draw:frame draw:style-name="gr3" draw:text-style-name="P15" svg:width="9.402cm" svg:height="9.921cm" svg:x="9.645cm" svg:y="0cm"><draw:text-box><text:p/></draw:text-box></draw:frame></draw:g></text:p>
      <text:p text:style-name="P7"/>
      <text:p text:style-name="P6"><draw:g text:anchor-type="as-char" svg:y="0cm" draw:z-index="2" draw:name="Gruppieren 12" draw:style-name="gr1"><draw:frame draw:style-name="gr2" draw:text-style-name="P14" svg:width="9.535cm" svg:height="2.158cm" svg:x="0cm" svg:y="0cm"><draw:text-box><text:p text:style-name="P14"><text:span text:style-name="T5">SCHLUSSFOLGERUNG</text:span></text:p><text:p text:style-name="P14"><text:span text:style-name="T5"/></text:p><text:p text:style-name="P14"><text:span text:style-name="T7">Lorem ipsum dolor sit amet....</text:span></text:p></draw:text-box></draw:frame><draw:frame draw:style-name="gr3" draw:text-style-name="P15" svg:width="9.513cm" svg:height="2.158cm" svg:x="9.513cm" svg:y="0cm"><draw:text-box><text:p/></draw:text-box></draw:frame></draw:g></text:p>
      <text:p text:style-name="P7"/>
      <text:p text:style-name="P8"><draw:g text:anchor-type="as-char" svg:y="0cm" draw:z-index="3" draw:name="Gruppieren 21" draw:style-name="gr1"><draw:frame draw:style-name="gr2" draw:text-style-name="P14" svg:width="9.487cm" svg:height="1.412cm" svg:x="0cm" svg:y="0cm"><draw:text-box><text:p text:style-name="P14"><text:span text:style-name="T10"/></text:p><text:p text:style-name="P14"><text:span text:style-name="T7"/></text:p></draw:text-box></draw:frame><draw:frame draw:style-name="gr2" draw:text-style-name="P14" svg:width="9.605cm" svg:height="1.412cm" svg:x="9.439cm" svg:y="0cm"><draw:text-box><text:p text:style-name="P14"><text:span text:style-name="T5">Begleittdozent/in:</text:span><text:span text:style-name="T7"> Prof. Dr. Georg Lipps</text:span></text:p><text:p text:style-name="P14"><text:span text:style-name="T7"/></text:p><text:p text:style-name="P14"><text:span text:style-name="T5">Experte:</text:span><text:span text:style-name="T7"> Dr. Sven Schuierer</text:span></text:p></draw:text-box></draw:frame></draw:g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C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zxx" fo:country="none" style:language-asian="zxx" style:country-asian="none"/>
    </style:style>
    <style:style style:name="MP3" style:family="paragraph">
      <style:paragraph-properties style:writing-mode="lr-tb"/>
    </style:style>
    <style:style style:name="MT1" style:family="text">
      <style:text-properties style:font-name-complex="Calibri"/>
    </style:style>
    <style:style style:name="MT2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1cm" fo:margin-bottom="1cm" fo:margin-left="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95cm" fo:margin-left="0cm" fo:margin-right="0cm" fo:margin-bottom="5.8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6.701cm" fo:margin-bottom="1cm" fo:margin-left="1cm" fo:margin-right="1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span text:style-name="MT2"><draw:frame draw:style-name="Mfr1" draw:name="Picture 2" text:anchor-type="as-char" svg:width="6.47cm" svg:height="1.081cm" draw:z-index="4"><draw:image xlink:href="Pictures/10000201000002310000005E48198C7C.png" xlink:type="simple" xlink:show="embed" xlink:actuate="onLoad"/></draw:frame></text:span></text:p>
        <text:p text:style-name="MP2"><draw:custom-shape text:anchor-type="char" draw:z-index="6" draw:name="Rechteck 1" draw:style-name="Mgr1" draw:text-style-name="MP3" svg:width="1.006cm" svg:height="3.163cm" svg:x="0.226cm" svg:y="0.644cm"><text:p/><draw:enhanced-geometry svg:viewBox="0 0 21600 21600" draw:type="rectangle" draw:enhanced-path="M 0 0 L 21600 0 21600 21600 0 21600 0 0 Z N"/></draw:custom-shape><draw:frame draw:style-name="Mfr2" draw:name="Picture 3" text:anchor-type="char" svg:x="0.173cm" svg:y="0.231cm" svg:width="19.098cm" svg:height="4.043cm" draw:z-index="5"><draw:image xlink:href="Pictures/10000201000011B400000455177AAB9A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ller Evelyne</meta:initial-creator>
    <meta:creation-date>2012-04-27T13:58:00</meta:creation-date>
    <dc:date>2012-07-12T15:02:41</dc:date>
    <meta:print-date>2011-11-29T12:56:00</meta:print-date>
    <meta:editing-cycles>4</meta:editing-cycles>
    <meta:generator>LibreOffice/3.4$Unix LibreOffice_project/340m1$Build-402</meta:generator>
    <meta:editing-duration>PT14M29S</meta:editing-duration>
    <meta:document-statistic meta:table-count="0" meta:image-count="2" meta:object-count="0" meta:page-count="1" meta:paragraph-count="12" meta:word-count="23" meta:character-count="199" meta:non-whitespace-character-count="174"/>
    <meta:user-defined meta:name="Info 1"/>
    <meta:user-defined meta:name="Info 2"/>
    <meta:user-defined meta:name="Info 3"/>
    <meta:user-defined meta:name="Info 4"/>
  </office:meta>
</office:document-meta>
</file>